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efa" officeooo:paragraph-rsid="001cbc0e"/>
    </style:style>
    <style:style style:name="T1" style:family="text">
      <style:text-properties officeooo:rsid="001bf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zav-18.gosuslugi.ru/deyatelnost/napravleniya-deyatelnosti/gradostroitelstvo/pravila-zemlepolzovaniya-i-zastroyki/to-zavyalovskoe/" text:style-name="Internet_20_link" text:visited-style-name="Visited_20_Internet_20_Link">https://zav-18.gosuslugi.ru/deyatelnost/napravleniya-deyatelnosti/gradostroitelstvo/pravila-zemlepolzovaniya-i-zastroyki/to-zavyalovskoe/</text:a> - <text:span text:style-name="T1">ссылка на Правила землепользования и застройки</text:span></text:p>
      <text:p text:style-name="Standard"/>
      <text:p text:style-name="Standard"><text:a xlink:type="simple" xlink:href="https://yandex.ru/maps/?um=constructor%3Af04619012152177dbac391f9aa35a7dc7d0310a66249a07ef945a00b43d70d78&amp;source=constructorLink" text:style-name="Internet_20_link" text:visited-style-name="Visited_20_Internet_20_Link">https://yandex.ru/maps/?um=constructor%3Af04619012152177dbac391f9aa35a7dc7d0310a66249a07ef945a00b43d70d78&amp;source=constructorLink</text:a> — <text:span text:style-name="T1">ссылка на яндекс карту</text:span></text:p>
      <text:p text:style-name="Standard"/>
      <text:p text:style-name="P1">Наличие инфраструктуры.</text:p>
      <text:p text:style-name="P1"/>
      <text:p text:style-name="P1">1. Газоснабжение:</text:p>
      <text:p text:style-name="P1">а) основной вариант — подключение к газопроводу давлением 1,2МПа от ГРС «Россия» - до н.п. Новая Казмаска. Расстояние до проекта 2,2 км. Загруженность 85%. Мощность для проекта 28 тыс. куб. м/час.</text:p>
      <text:p text:style-name="P1">б) альтернативный вариант — подключение к ГРС «Гремиха». Расстояние 8 км. Загруженность ГРС 4%. Мощность для проекта от 30 тыс. куб. м/час.</text:p>
      <text:p text:style-name="P1"/>
      <text:p text:style-name="P1">2. Электроснабжение:</text:p>
      <text:p text:style-name="P1">а) основной вариант — строительство понижающей подстанции от ВЛ-110 кВ, проходящей по участку. Мощность 30 МВА.</text:p>
      <text:p text:style-name="P1">б) альтернативный вариант — газопоршневая электростанция (но для этого по газоснабжению только альтернативный вариант, т. е <text:s/>через ГРС «Гремиха»).</text:p>
      <text:p text:style-name="P1"/>
      <text:p text:style-name="P1">3. Водоснабжение. Подземные источники. Объем неограничен, качество отличное.</text:p>
      <text:p text:style-name="P1"/>
      <text:p text:style-name="P1">4. Интернет. По участку проходит магистральный оптико-волоконный кабель Ростелеком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1:57:58.526000000</meta:creation-date>
    <dc:date>2023-09-17T23:48:41.866000000</dc:date>
    <meta:editing-duration>PT1H50M43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1" meta:word-count="120" meta:character-count="1150" meta:non-whitespace-character-count="1035"/>
  </office:meta>
</office:document-meta>
</file>